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officeooo:paragraph-rsid="0003bc88"/>
    </style:style>
    <style:style style:name="P3" style:family="paragraph" style:parent-style-name="Heading_20_1">
      <style:text-properties style:use-window-font-color="true" style:font-name="Arial" style:font-name-complex="Arial"/>
    </style:style>
    <style:style style:name="P4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5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6" style:family="paragraph" style:parent-style-name="Heading_20_2">
      <style:text-properties style:use-window-font-color="true" style:font-name="Arial" style:font-name-complex="Arial"/>
    </style:style>
    <style:style style:name="P7" style:family="paragraph" style:parent-style-name="Heading_20_2">
      <style:text-properties fo:color="#000000"/>
    </style:style>
    <style:style style:name="P8" style:family="paragraph" style:parent-style-name="Paragraphe_20_de_20_liste">
      <style:text-properties style:font-name="Arial" style:font-name-complex="Arial"/>
    </style:style>
    <style:style style:name="P9" style:family="paragraph" style:parent-style-name="Paragraphe_20_de_20_liste" style:list-style-name="L1">
      <style:text-properties style:font-name="Arial" style:font-name-complex="Arial"/>
    </style:style>
    <style:style style:name="P10" style:family="paragraph" style:parent-style-name="Text_20_body">
      <style:text-properties officeooo:rsid="0008ca3f" officeooo:paragraph-rsid="0008ca3f"/>
    </style:style>
    <style:style style:name="P11" style:family="paragraph" style:parent-style-name="Text_20_body" style:list-style-name="L2">
      <style:text-properties officeooo:rsid="0008ca3f" officeooo:paragraph-rsid="0008ca3f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officeooo:rsid="00068619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068619"/>
    </style:style>
    <style:style style:name="T8" style:family="text">
      <style:text-properties officeooo:rsid="000995a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bff7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6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6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6">&lt;!ATTLIST nom_element nom_attribut type_d’attr définition_attr</text:span></text:span><text:span text:style-name="Police_20_par_20_défaut"><text:span text:style-name="T3"> pour un attribut d’un élément </text:span></text:span><text:span text:style-name="Police_20_par_20_défaut"><text:span text:style-name="T5">X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6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6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2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4" text:outline-level="1">Séance 3 - Interlude : open data partout...</text:h>
      <text:h text:style-name="P6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3" text:outline-level="1">D'autres questions se posent..</text:h>
      <text:list xml:id="list3171016042" text:style-name="L1">
        <text:list-item>
          <text:p text:style-name="P9">On utilisé un navigateur pour consulter les données rapidement, tout simplement grâce à une URL.</text:p>
        </text:list-item>
        <text:list-item>
          <text:p text:style-name="P9">…</text:p>
        </text:list-item>
        <text:list-item>
          <text:p text:style-name="P9">…</text:p>
        </text:list-item>
      </text:list>
      <text:p text:style-name="Subtitle"/>
      <text:p text:style-name="Subtitle"/>
      <text:p text:style-name="Subtitle"/>
      <text:p text:style-name="Subtitle"/>
      <text:p text:style-name="Subtitle"><text:bookmark text:name="yui_3_17_2_1_1637767694433_48"/><text:soft-page-break/>Séance 3 - Et l'interopérabilité ?</text:p>
      <text:h text:style-name="P7" text:outline-level="2"><text:bookmark text:name="yui_3_17_2_1_1637767694433_49"/>Xml, proposition du W3C, dispose d'outils de manipulation</text:h>
      <text:p text:style-name="P10"/>
      <text:p text:style-name="P10">Questions</text:p>
      <text:list xml:id="list3559581077" text:style-name="L2">
        <text:list-item>
          <text:p text:style-name="P11"><text:span text:style-name="T9">xmllint films.xml –noout </text:span>: <text:span text:style-name="T8">fichier xml valide</text:span></text:p>
        </text:list-item>
        <text:list-item>
          <text:p text:style-name="P11"><text:span text:style-name="T9">xmllint --dtdvalid films.dtd films.xml –noout</text:span> : fichiers <text:span text:style-name="T8">xml &amp; dtd </text:span>va<text:span text:style-name="T10">l</text:span>ide !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4T16:41:36.994608891</dc:date>
    <meta:editing-cycles>14</meta:editing-cycles>
    <meta:editing-duration>PT57M31S</meta:editing-duration>
    <meta:document-statistic meta:table-count="0" meta:image-count="0" meta:object-count="0" meta:page-count="2" meta:paragraph-count="23" meta:word-count="301" meta:character-count="1842" meta:non-whitespace-character-count="1531"/>
    <meta:template xlink:type="simple" xlink:actuate="onRequest" xlink:title="" xlink:href="Normal.dotm"/>
  </office:meta>
</office:document-meta>
</file>